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e4df" officeooo:paragraph-rsid="0000e4d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0e4df" officeooo:paragraph-rsid="0000e4df" style:font-weight-asian="bold" style:font-weight-complex="bold"/>
    </style:style>
    <style:style style:name="P3" style:family="paragraph" style:parent-style-name="Standard">
      <style:text-properties style:font-name="Courier" fo:font-size="11pt" style:text-underline-style="none" fo:font-weight="normal" officeooo:rsid="0000e4df" officeooo:paragraph-rsid="0000e4df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style:font-name="Courier" fo:font-size="11pt" style:text-underline-style="none" fo:font-weight="normal" officeooo:rsid="0001ab82" officeooo:paragraph-rsid="0001ab82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style:font-name="Courier" fo:font-size="11pt" style:text-underline-style="solid" style:text-underline-width="auto" style:text-underline-color="font-color" fo:font-weight="bold" officeooo:rsid="0000e4df" officeooo:paragraph-rsid="0000e4df" style:font-size-asian="9.60000038146973pt" style:font-weight-asian="bold" style:font-size-complex="11pt" style:font-weight-complex="bold"/>
    </style:style>
    <style:style style:name="P6" style:family="paragraph" style:parent-style-name="Standard">
      <style:text-properties style:font-name="Courier" fo:font-size="11pt" style:text-underline-style="solid" style:text-underline-width="auto" style:text-underline-color="font-color" fo:font-weight="bold" officeooo:rsid="0001ab82" officeooo:paragraph-rsid="0001ab82" style:font-size-asian="9.60000038146973pt" style:font-weight-asian="bold" style:font-size-complex="11pt" style:font-weight-complex="bold"/>
    </style:style>
    <style:style style:name="P7" style:family="paragraph" style:parent-style-name="Standard">
      <style:text-properties style:font-name="Courier" fo:font-size="11pt" style:text-underline-style="solid" style:text-underline-width="auto" style:text-underline-color="font-color" fo:font-weight="bold" officeooo:rsid="0000e4df" officeooo:paragraph-rsid="0000e4df" style:font-size-asian="9.60000038146973pt" style:font-weight-asian="bold" style:font-size-complex="11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>10.24.30.8</text:p>
      <text:p text:style-name="P1"/>
      <text:p text:style-name="P2">1.html(in /var/www/html/folder)</text:p>
      <text:p text:style-name="P3">&lt;html&gt;</text:p>
      <text:p text:style-name="P3"><text:s text:c="4"/>&lt;form action="http://10.24.30.8/cgi-bin/clk.pl"&gt;</text:p>
      <text:p text:style-name="P3"><text:s text:c="8"/>&lt;center&gt;</text:p>
      <text:p text:style-name="P3"><text:s text:c="12"/>&lt;input type=submit value=Click_to_display_time&gt;</text:p>
      <text:p text:style-name="P3"><text:s text:c="8"/>&lt;/center&gt;</text:p>
      <text:p text:style-name="P3"><text:s text:c="4"/>&lt;/form&gt;</text:p>
      <text:p text:style-name="P3"><text:s/>&lt;/html&gt;</text:p>
      <text:p text:style-name="P3"/>
      <text:p text:style-name="P5">clk.pl(in /var/www/cgi-bin chmod 777 clk.pl)</text:p>
      <text:p text:style-name="P3">#!/usr/bin/perl</text:p>
      <text:p text:style-name="P3">use CGI ':standard';</text:p>
      <text:p text:style-name="P3">print "Refresh: 1\n";</text:p>
      <text:p text:style-name="P3">print header(),</text:p>
      <text:p text:style-name="P3">start_html(-title=&gt;"Digital clock",-bgcolor=&gt;"red",-text=&gt;"yellow");</text:p>
      <text:p text:style-name="P3">($s,$m,$h,$day,$mon,$year)=localtime(time);</text:p>
      <text:p text:style-name="P3">$datetime=localtime;</text:p>
      <text:p text:style-name="P3">if($h==12)</text:p>
      <text:p text:style-name="P3">{</text:p>
      <text:p text:style-name="P3">$ampm="pm";</text:p>
      <text:p text:style-name="P3">}</text:p>
      <text:p text:style-name="P3">elsif($h&gt;=13)</text:p>
      <text:p text:style-name="P3">{</text:p>
      <text:p text:style-name="P3">$ampm="pm";</text:p>
      <text:p text:style-name="P3">$h=$h-12;</text:p>
      <text:p text:style-name="P3">}</text:p>
      <text:p text:style-name="P3">else</text:p>
      <text:p text:style-name="P3">{</text:p>
      <text:p text:style-name="P3">$ampm="am";</text:p>
      <text:p text:style-name="P3">}</text:p>
      <text:p text:style-name="P3">print br,br,"The current system is $h:$m:$s $ampm&lt;br&gt;";</text:p>
      <text:p text:style-name="P3">$mon++;</text:p>
      <text:p text:style-name="P3">$year=$year+1900;</text:p>
      <text:p text:style-name="P3">print "Date:$day/$mon/$year&lt;br&gt;";</text:p>
      <text:p text:style-name="P3">print h1,"$datetime";</text:p>
      <text:p text:style-name="P3">print end_html(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)</text:p>
      <text:p text:style-name="P3"/>
      <text:p text:style-name="P5">2.html</text:p>
      <text:p text:style-name="P3">&lt;html&gt;</text:p>
      <text:p text:style-name="P3">&lt;head&gt;</text:p>
      <text:p text:style-name="P3"><text:s text:c="4"/>&lt;title&gt; Visitor Count &lt;/title&gt;</text:p>
      <text:p text:style-name="P3"><text:s text:c="4"/>&lt;link href="styles.css" rel="stylesheet" type="text/css"&gt;</text:p>
      <text:p text:style-name="P3">&lt;/head&gt;</text:p>
      <text:p text:style-name="P3">&lt;body&gt;</text:p>
      <text:p text:style-name="P3"><text:s text:c="4"/>&lt;div class="container"&gt;</text:p>
      <text:p text:style-name="P3"><text:s text:c="8"/>&lt;div class="box-cont"&gt;</text:p>
      <text:p text:style-name="P3"><text:s text:c="12"/>&lt;div class="box-header" style="text-align:center;"&gt;</text:p>
      <text:p text:style-name="P3"><text:s text:c="16"/>&lt;h1&gt;Hello !&lt;/h1&gt;</text:p>
      <text:p text:style-name="P3"><text:s text:c="12"/>&lt;/div&gt;</text:p>
      <text:p text:style-name="P3"><text:s text:c="12"/>&lt;div class="box"&gt;</text:p>
      <text:p text:style-name="P3"><text:s text:c="16"/>Hello Visitor!!</text:p>
      <text:p text:style-name="P3"><text:s text:c="16"/>&lt;/br&gt;</text:p>
      <text:p text:style-name="P3"><text:s text:c="16"/>Display the visitor count</text:p>
      <text:p text:style-name="P3"><text:s text:c="16"/>&lt;/br&gt;</text:p>
      <text:p text:style-name="P3"><text:s text:c="16"/>&lt;form action="http://10.24.30.8/cgi-bin/k2.pl"&gt;</text:p>
      <text:p text:style-name="P3"><text:s text:c="20"/>&lt;center&gt;&lt;br&gt;&lt;input type="submit" value="Display"&gt;&lt;br&gt;&lt;/center&gt;</text:p>
      <text:p text:style-name="P3"><text:s text:c="16"/>&lt;/form&gt;</text:p>
      <text:p text:style-name="P3"><text:s text:c="12"/>&lt;/div&gt;</text:p>
      <text:p text:style-name="P3"><text:s text:c="8"/>&lt;/div&gt;</text:p>
      <text:p text:style-name="P3"><text:s text:c="4"/>&lt;/div&gt;</text:p>
      <text:p text:style-name="P3">&lt;/body&gt;</text:p>
      <text:p text:style-name="P3">&lt;/html&gt;</text:p>
      <text:p text:style-name="P3"/>
      <text:p text:style-name="P5">k2.pl</text:p>
      <text:p text:style-name="P3">#!/usr/bin/perl</text:p>
      <text:p text:style-name="P3"># Write a Perl program to keep track of the number of visitors visiting the web page and to</text:p>
      <text:p text:style-name="P3"># display this count of visitors, with proper headings. (use file handling)</text:p>
      <text:p text:style-name="P3">use strict;</text:p>
      <text:p text:style-name="P3">use CGI':standard';</text:p>
      <text:p text:style-name="P3">my $count;</text:p>
      <text:p text:style-name="P3">open (FILE, "&lt;kvisit.txt");</text:p>
      <text:p text:style-name="P3">$count=&lt;FILE&gt;;</text:p>
      <text:p text:style-name="P3">close(FILE);</text:p>
      <text:p text:style-name="P3">open(FILE, "&gt;kvisit.txt");</text:p>
      <text:p text:style-name="P3">$count++;</text:p>
      <text:p text:style-name="P3">print FILE "$count";</text:p>
      <text:p text:style-name="P3">close(FILE);</text:p>
      <text:p text:style-name="P3">print header;</text:p>
      <text:p text:style-name="P3">print start_html(</text:p>
      <text:p text:style-name="P3"><text:s text:c="4"/>-head =&gt; [</text:p>
      <text:p text:style-name="P3"><text:s text:c="6"/>Link( { -href =&gt; 'styles.css', -rel =&gt; 'stylesheet', -type =&gt; 'text/css'}),</text:p>
      <text:p text:style-name="P3"><text:s text:c="4"/>]);</text:p>
      <text:p text:style-name="P3">print "&lt;div class=\"container\"&gt;</text:p>
      <text:p text:style-name="P3"><text:s text:c="8"/>&lt;div class=\"box-cont\"&gt;</text:p>
      <text:p text:style-name="P3"><text:s text:c="12"/>&lt;div class=\"box-header\"&gt;</text:p>
      <text:p text:style-name="P3"><text:s text:c="16"/>VISITOR COUNT</text:p>
      <text:p text:style-name="P3"><text:soft-page-break/><text:s text:c="12"/>&lt;/div&gt;</text:p>
      <text:p text:style-name="P3"><text:s text:c="12"/>&lt;div class=\"box\"&gt;";</text:p>
      <text:p text:style-name="P3">print "&lt;center&gt;&lt;h1&gt;You are the visitor number $count";</text:p>
      <text:p text:style-name="P3">print "&lt;/div&gt;</text:p>
      <text:p text:style-name="P3"><text:s text:c="9"/>&lt;/div&gt;</text:p>
      <text:p text:style-name="P3"><text:s text:c="8"/>&lt;/div&gt;";</text:p>
      <text:p text:style-name="P3">print end_html( 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)</text:p>
      <text:p text:style-name="P5">general instructions:</text:p>
      <text:p text:style-name="P3">open mysql</text:p>
      <text:p text:style-name="P3"/>
      <text:p text:style-name="P3">mysql -u cs7b1 -p</text:p>
      <text:p text:style-name="P3"/>
      <text:p text:style-name="P3">enter password: cs7123$</text:p>
      <text:p text:style-name="P3"/>
      <text:p text:style-name="P3">create a db : create database college</text:p>
      <text:p text:style-name="P3"/>
      <text:p text:style-name="P3">use the db : use college</text:p>
      <text:p text:style-name="P3"/>
      <text:p text:style-name="P3"/>
      <text:p text:style-name="P3"/>
      <text:p text:style-name="P3">store program3.pl in /var/www/html/cgi-bin (give chmod 777 program3.pl)</text:p>
      <text:p text:style-name="P3"/>
      <text:p text:style-name="P3">store html file in /var/www/html/foldername</text:p>
      <text:p text:style-name="P3"/>
      <text:p text:style-name="P3"/>
      <text:p text:style-name="P3">run html from local</text:p>
      <text:p text:style-name="P3"/>
      <text:p text:style-name="P3"/>
      <text:p text:style-name="P3">to check if perl file is running</text:p>
      <text:p text:style-name="P3"/>
      <text:p text:style-name="P3">perl -w filename.pl</text:p>
      <text:p text:style-name="P3"/>
      <text:p text:style-name="P5">3.html</text:p>
      <text:p text:style-name="P3">&lt;html&gt;</text:p>
      <text:p text:style-name="P3">&lt;head&gt;</text:p>
      <text:p text:style-name="P3"><text:s text:c="4"/>&lt;title&gt; MySQL - Perl &lt;/title&gt;</text:p>
      <text:p text:style-name="P3"><text:s text:c="4"/>&lt;!--link href="styles.css" rel="stylesheet" type="text/css"--&gt;</text:p>
      <text:p text:style-name="P3">&lt;/head&gt;</text:p>
      <text:p text:style-name="P3"/>
      <text:p text:style-name="P3">&lt;body&gt;</text:p>
      <text:p text:style-name="P3"><text:s text:c="16"/>&lt;h1&gt;Hello Visitor!!&lt;/h1&gt;</text:p>
      <text:p text:style-name="P3"><text:s text:c="16"/>&lt;/br&gt;</text:p>
      <text:p text:style-name="P3"><text:s text:c="16"/>&lt;h2&gt;Enter your information&lt;/h2&gt;</text:p>
      <text:p text:style-name="P3"><text:s text:c="16"/>&lt;/br&gt;</text:p>
      <text:p text:style-name="P3"><text:s text:c="16"/>&lt;form action="http://10.24.30.8/cgi-bin/program3.pl"&gt;</text:p>
      <text:p text:style-name="P3"><text:s text:c="20"/>&lt;table style="text-align:center;margin:20px auto"&gt;</text:p>
      <text:p text:style-name="P3"><text:s text:c="24"/>&lt;tr&gt;</text:p>
      <text:p text:style-name="P3"><text:s text:c="28"/>&lt;td&gt;Name:&lt;/td&gt;</text:p>
      <text:p text:style-name="P3"><text:s text:c="28"/>&lt;td&gt;&lt;input type="text" name="name" /&gt;&lt;/td&gt;</text:p>
      <text:p text:style-name="P3"><text:s text:c="24"/>&lt;/tr&gt;</text:p>
      <text:p text:style-name="P3"><text:s text:c="24"/>&lt;tr&gt;</text:p>
      <text:p text:style-name="P3"><text:s text:c="28"/>&lt;td&gt;Age:&lt;/td&gt;</text:p>
      <text:p text:style-name="P3"><text:s text:c="28"/>&lt;td&gt;&lt;input type="number" name="age" /&gt;&lt;/td&gt;</text:p>
      <text:p text:style-name="P3"><text:s text:c="24"/>&lt;/tr&gt;</text:p>
      <text:p text:style-name="P3"><text:s text:c="24"/>&lt;tr&gt;</text:p>
      <text:p text:style-name="P3"><text:s text:c="28"/>&lt;td colspan="2"&gt;&lt;input type="submit" value="Submit" /&gt;&lt;/td&gt;</text:p>
      <text:p text:style-name="P3"><text:s text:c="24"/>&lt;/tr&gt;</text:p>
      <text:p text:style-name="P3"><text:s text:c="20"/>&lt;/table&gt;</text:p>
      <text:p text:style-name="P3"><text:s text:c="16"/>&lt;/form&gt;</text:p>
      <text:p text:style-name="P3">&lt;/body&gt;</text:p>
      <text:p text:style-name="P3"><text:soft-page-break/></text:p>
      <text:p text:style-name="P3">&lt;/html&gt;</text:p>
      <text:p text:style-name="P3"/>
      <text:p text:style-name="P5">program3.pl</text:p>
      <text:p text:style-name="P3">#!/usr/bin/perl</text:p>
      <text:p text:style-name="P3"># Using XHTML, PERL and MySQL, Write a program to insert name and age information</text:p>
      <text:p text:style-name="P3"># entered by the user into a table and display the current contents of this table</text:p>
      <text:p text:style-name="P3">use CGI':standard';</text:p>
      <text:p text:style-name="P3">use DBI;</text:p>
      <text:p text:style-name="P3">$nam=param("name");</text:p>
      <text:p text:style-name="P3">$age=param("age");</text:p>
      <text:p text:style-name="P3">$con=DBI-&gt;connect("DBI:mysql:college","cs7b1","cs7123\$");</text:p>
      <text:p text:style-name="P3">$res=$con-&gt;prepare("create table if not exists student(name varchar(45), age int)");</text:p>
      <text:p text:style-name="P3">$res-&gt;execute() or die("Error in creation");</text:p>
      <text:p text:style-name="P3">$res=$con-&gt;prepare("insert into student values('$nam','$age')");</text:p>
      <text:p text:style-name="P3">$res-&gt;execute();</text:p>
      <text:p text:style-name="P3">$res=$con-&gt;prepare("select * from student");</text:p>
      <text:p text:style-name="P3">$res-&gt;execute();</text:p>
      <text:p text:style-name="P3"/>
      <text:p text:style-name="P3">print header;</text:p>
      <text:p text:style-name="P3">#print start_html(</text:p>
      <text:p text:style-name="P3"># <text:s text:c="2"/>-head =&gt; [</text:p>
      <text:p text:style-name="P3"># <text:s text:c="5"/>Link( { -href =&gt; 'styles.css', -rel =&gt; 'stylesheet', -type =&gt; 'text/css'}),</text:p>
      <text:p text:style-name="P3"># <text:s text:c="3"/>]);</text:p>
      <text:p text:style-name="P3">print "&lt;div class=\"container\"&gt;</text:p>
      <text:p text:style-name="P3"><text:s text:c="8"/>&lt;div class=\"box-cont\"&gt;</text:p>
      <text:p text:style-name="P3"><text:s text:c="12"/>&lt;div class=\"box-header\" style=\"text-align:center;\"&gt;</text:p>
      <text:p text:style-name="P3"><text:s text:c="16"/>STUDENT DATABASE</text:p>
      <text:p text:style-name="P3"><text:s text:c="12"/>&lt;/div&gt;</text:p>
      <text:p text:style-name="P3"><text:s text:c="12"/>&lt;div class=\"box\"&gt;";</text:p>
      <text:p text:style-name="P3"><text:s text:c="4"/>print "&lt;center&gt;&lt;table class=\"ntable\"&gt;";</text:p>
      <text:p text:style-name="P3"><text:s text:c="4"/>print "&lt;tr&gt;&lt;th&gt;NAME&lt;/th&gt;&lt;th&gt;AGE&lt;/th&gt;&lt;/tr&gt;";</text:p>
      <text:p text:style-name="P3"><text:s text:c="8"/>while(@a=$res-&gt;fetchrow_array())</text:p>
      <text:p text:style-name="P3"><text:s text:c="8"/>{</text:p>
      <text:p text:style-name="P3"><text:s text:c="12"/>print "&lt;tr&gt;&lt;td&gt;$a[0]&lt;/td&gt;&lt;td&gt;$a[1]&lt;/td&gt;&lt;/tr&gt;";</text:p>
      <text:p text:style-name="P3"><text:s text:c="8"/>}</text:p>
      <text:p text:style-name="P3"><text:s text:c="4"/>print "&lt;/table&gt;&lt;/center&gt;";</text:p>
      <text:p text:style-name="P3">$res-&gt;finish();</text:p>
      <text:p text:style-name="P3">$con-&gt;disconnect();</text:p>
      <text:p text:style-name="P3">print "&lt;/div&gt;</text:p>
      <text:p text:style-name="P3"><text:s text:c="9"/>&lt;/div&gt;</text:p>
      <text:p text:style-name="P3"><text:s text:c="8"/>&lt;/div&gt;";</text:p>
      <text:p text:style-name="P3">print end_html( );</text:p>
      <text:p text:style-name="P3"/>
      <text:p text:style-name="P5">styles.css</text:p>
      <text:p text:style-name="P3">body {</text:p>
      <text:p text:style-name="P3"><text:s text:c="4"/>background: url("img.jpg");</text:p>
      <text:p text:style-name="P3">}</text:p>
      <text:p text:style-name="P3"/>
      <text:p text:style-name="P3">.container {</text:p>
      <text:p text:style-name="P3"><text:s text:c="4"/>max-width: 1000px;</text:p>
      <text:p text:style-name="P3"><text:soft-page-break/><text:s text:c="4"/>margin: 0 auto;</text:p>
      <text:p text:style-name="P3">}</text:p>
      <text:p text:style-name="P3"/>
      <text:p text:style-name="P3">.box-header {</text:p>
      <text:p text:style-name="P3"><text:s text:c="4"/>padding: 10px;</text:p>
      <text:p text:style-name="P3"><text:s text:c="4"/>font-size: 20px;</text:p>
      <text:p text:style-name="P3"><text:s text:c="4"/>text-transform: uppercase;</text:p>
      <text:p text:style-name="P3"><text:s text:c="4"/>background: #A5A5E5;</text:p>
      <text:p text:style-name="P3">}</text:p>
      <text:p text:style-name="P3"/>
      <text:p text:style-name="P3">.box-cont {</text:p>
      <text:p text:style-name="P3"><text:s text:c="4"/>border: 1px solid #E0E0E0;</text:p>
      <text:p text:style-name="P3"><text:s text:c="4"/>margin: 10px;</text:p>
      <text:p text:style-name="P3">}</text:p>
      <text:p text:style-name="P3"/>
      <text:p text:style-name="P3">.box {</text:p>
      <text:p text:style-name="P3"><text:s text:c="4"/>padding: 10px 10px 10px 30px;</text:p>
      <text:p text:style-name="P3"><text:s text:c="4"/>background: white;</text:p>
      <text:p text:style-name="P3"><text:s text:c="4"/>display: block;</text:p>
      <text:p text:style-name="P3"><text:s text:c="4"/>overflow: hidden;</text:p>
      <text:p text:style-name="P3">}</text:p>
      <text:p text:style-name="P3"/>
      <text:p text:style-name="P3">.italic {</text:p>
      <text:p text:style-name="P3"><text:s text:c="4"/>font-style: italic;</text:p>
      <text:p text:style-name="P3">}</text:p>
      <text:p text:style-name="P3"/>
      <text:p text:style-name="P3">.oblique {</text:p>
      <text:p text:style-name="P3"><text:s text:c="4"/>font-style: oblique;</text:p>
      <text:p text:style-name="P3">}</text:p>
      <text:p text:style-name="P3"/>
      <text:p text:style-name="P3">.one-third {</text:p>
      <text:p text:style-name="P3"><text:s text:c="4"/>width: calc(30% - 5px);</text:p>
      <text:p text:style-name="P3"><text:s text:c="4"/>float: left;</text:p>
      <text:p text:style-name="P3"><text:s text:c="4"/>padding: 5px;</text:p>
      <text:p text:style-name="P3"><text:s text:c="4"/>min-height: 250px;</text:p>
      <text:p text:style-name="P3"><text:s text:c="4"/>border: 1px solid black;</text:p>
      <text:p text:style-name="P3"><text:s text:c="4"/>background-image: url("img.jpg");</text:p>
      <text:p text:style-name="P3">}</text:p>
      <text:p text:style-name="P3"/>
      <text:p text:style-name="P3">.mylink {</text:p>
      <text:p text:style-name="P3"><text:s text:c="4"/>color: red;</text:p>
      <text:p text:style-name="P3"><text:s text:c="4"/>text-decoration: none;</text:p>
      <text:p text:style-name="P3">}</text:p>
      <text:p text:style-name="P3"/>
      <text:p text:style-name="P3">.mylink:hover {</text:p>
      <text:p text:style-name="P3"><text:s text:c="4"/>color: blue;</text:p>
      <text:p text:style-name="P3"><text:s text:c="4"/>text-decoration: underline;</text:p>
      <text:p text:style-name="P3"><text:s text:c="4"/>font-style: oblique;</text:p>
      <text:p text:style-name="P3">}</text:p>
      <text:p text:style-name="P3"/>
      <text:p text:style-name="P3">.mylink:visited {</text:p>
      <text:p text:style-name="P3"><text:s text:c="4"/>color: purple;</text:p>
      <text:p text:style-name="P3"><text:s text:c="4"/>text-decoration: none;</text:p>
      <text:p text:style-name="P3"><text:s text:c="4"/>font-style: italic;</text:p>
      <text:p text:style-name="P3">}</text:p>
      <text:p text:style-name="P3"><text:soft-page-break/></text:p>
      <text:p text:style-name="P3">.mylink:active {</text:p>
      <text:p text:style-name="P3"><text:s text:c="4"/>color: green;</text:p>
      <text:p text:style-name="P3">}</text:p>
      <text:p text:style-name="P3"/>
      <text:p text:style-name="P3">table {</text:p>
      <text:p text:style-name="P3"><text:s text:c="4"/>border: 0px;</text:p>
      <text:p text:style-name="P3">}</text:p>
      <text:p text:style-name="P3"/>
      <text:p text:style-name="P3">table th,</text:p>
      <text:p text:style-name="P3">table td {</text:p>
      <text:p text:style-name="P3"><text:s text:c="4"/>font-size: 15px !important;</text:p>
      <text:p text:style-name="P3"><text:s text:c="4"/>text-align: center !important;</text:p>
      <text:p text:style-name="P3"><text:s text:c="4"/>border: 0px;</text:p>
      <text:p text:style-name="P3"><text:s text:c="4"/>padding: 5px;</text:p>
      <text:p text:style-name="P3">}</text:p>
      <text:p text:style-name="P3"/>
      <text:p text:style-name="P3">.ntable {</text:p>
      <text:p text:style-name="P3"><text:s text:c="4"/>border: 1px solid black;</text:p>
      <text:p text:style-name="P3"><text:s text:c="4"/>border-collapse: collapse;</text:p>
      <text:p text:style-name="P3">}</text:p>
      <text:p text:style-name="P3"/>
      <text:p text:style-name="P3">.ntable th,</text:p>
      <text:p text:style-name="P3">.ntable td {</text:p>
      <text:p text:style-name="P3"><text:s text:c="4"/>font-size: 15px !important;</text:p>
      <text:p text:style-name="P3"><text:s text:c="4"/>text-align: center !important;</text:p>
      <text:p text:style-name="P3"><text:s text:c="4"/>border: 1px solid black;</text:p>
      <text:p text:style-name="P3"><text:s text:c="4"/>padding: 5px;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)</text:p>
      <text:p text:style-name="P5">GS:</text:p>
      <text:p text:style-name="P3">save in /var/www/html/foldername - php file</text:p>
      <text:p text:style-name="P3"/>
      <text:p text:style-name="P3">open php file from the local firefox browser</text:p>
      <text:p text:style-name="P3"/>
      <text:p text:style-name="P3">4.php</text:p>
      <text:p text:style-name="P3"/>
      <text:p text:style-name="P3"/>
      <text:p text:style-name="P3">&lt;!-- Write a PHP program to store current date-time in a COOKIE and display the “Last visited on</text:p>
      <text:p text:style-name="P3">‟date-time on the web page upon reopening of the same page. --&gt;</text:p>
      <text:p text:style-name="P3"/>
      <text:p text:style-name="P3">&lt;html&gt;</text:p>
      <text:p text:style-name="P3"/>
      <text:p text:style-name="P3">&lt;head&gt;</text:p>
      <text:p text:style-name="P3"><text:s text:c="4"/>&lt;title&gt; PHP - Cookies &lt;/title&gt;</text:p>
      <text:p text:style-name="P3"><text:s text:c="4"/>&lt;link href="styles.css" rel="stylesheet" type="text/css"&gt;</text:p>
      <text:p text:style-name="P3">&lt;/head&gt;</text:p>
      <text:p text:style-name="P3"/>
      <text:p text:style-name="P3">&lt;body&gt;</text:p>
      <text:p text:style-name="P3"><text:s text:c="4"/>&lt;div class="container"&gt;</text:p>
      <text:p text:style-name="P3"><text:s text:c="8"/>&lt;div class="box-cont"&gt;</text:p>
      <text:p text:style-name="P3"><text:s text:c="12"/>&lt;div class="box-header" style="text-align:center;"&gt;</text:p>
      <text:p text:style-name="P3"><text:s text:c="16"/>&lt;h2&gt;Cookie Power&lt;/h2&gt;</text:p>
      <text:p text:style-name="P3"><text:s text:c="12"/>&lt;/div&gt;</text:p>
      <text:p text:style-name="P3"><text:s text:c="12"/>&lt;div class="box" style="text-align:center;"&gt;</text:p>
      <text:p text:style-name="P3"><text:s text:c="16"/>Hello Visitor!!</text:p>
      <text:p text:style-name="P3"><text:s text:c="16"/>&lt;/br&gt;</text:p>
      <text:p text:style-name="P3"><text:s text:c="16"/>&lt;?php</text:p>
      <text:p text:style-name="P3"><text:s text:c="20"/>$duration=time()+60*60*24*60;</text:p>
      <text:p text:style-name="P3"><text:s text:c="20"/>$found=0;</text:p>
      <text:p text:style-name="P3"><text:s text:c="20"/>$visit=0;</text:p>
      <text:p text:style-name="P3"><text:s text:c="20"/>if(isset($_COOKIE[$visit]))</text:p>
      <text:p text:style-name="P3"><text:s text:c="20"/>{</text:p>
      <text:p text:style-name="P3"><text:s text:c="20"/>$found=1;</text:p>
      <text:p text:style-name="P3"><text:s text:c="20"/>$lastvisit=$_COOKIE[$visit];</text:p>
      <text:p text:style-name="P3"><text:s text:c="20"/>}</text:p>
      <text:p text:style-name="P3"><text:s text:c="20"/>setcookie($visit,date("m/d/y-G:i:s"),$duration);</text:p>
      <text:p text:style-name="P3"><text:s text:c="20"/>print "&lt;center&gt;";</text:p>
      <text:p text:style-name="P3"><text:s text:c="20"/>if($found==1)</text:p>
      <text:p text:style-name="P3"><text:s text:c="20"/>{</text:p>
      <text:p text:style-name="P3"><text:s text:c="20"/>print "&lt;h2&gt;Welcome back, You have visited on</text:p>
      <text:p text:style-name="P3"><text:s text:c="20"/>$lastvisit&lt;/h2&gt;";</text:p>
      <text:p text:style-name="P3"><text:s text:c="20"/>}</text:p>
      <text:p text:style-name="P3"><text:s text:c="20"/>else</text:p>
      <text:p text:style-name="P3"><text:s text:c="20"/>{</text:p>
      <text:p text:style-name="P3"><text:s text:c="20"/>print "&lt;h3&gt;Welcome to this website&lt;/h3&gt;";</text:p>
      <text:p text:style-name="P3"><text:s text:c="20"/>}</text:p>
      <text:p text:style-name="P3"><text:s text:c="20"/>print "&lt;/center&gt;";</text:p>
      <text:p text:style-name="P3"><text:s text:c="16"/>?&gt;</text:p>
      <text:p text:style-name="P3"><text:s text:c="12"/>&lt;/div&gt;</text:p>
      <text:p text:style-name="P3"><text:s text:c="8"/>&lt;/div&gt;</text:p>
      <text:p text:style-name="P3"><text:s text:c="4"/>&lt;/div&gt;</text:p>
      <text:p text:style-name="P3">&lt;/body&gt;</text:p>
      <text:p text:style-name="P3"><text:soft-page-break/></text:p>
      <text:p text:style-name="P3">&lt;/html&gt;</text:p>
      <text:p text:style-name="P3"/>
      <text:p text:style-name="P3"/>
      <text:p text:style-name="P3"/>
      <text:p text:style-name="P3"/>
      <text:p text:style-name="P5">styles.css</text:p>
      <text:p text:style-name="P3"/>
      <text:p text:style-name="P3"/>
      <text:p text:style-name="P3">body {</text:p>
      <text:p text:style-name="P3"><text:s text:c="4"/>background: url("img.jpg");</text:p>
      <text:p text:style-name="P3">}</text:p>
      <text:p text:style-name="P3"/>
      <text:p text:style-name="P3">.container {</text:p>
      <text:p text:style-name="P3"><text:s text:c="4"/>max-width: 1000px;</text:p>
      <text:p text:style-name="P3"><text:s text:c="4"/>margin: 0 auto;</text:p>
      <text:p text:style-name="P3">}</text:p>
      <text:p text:style-name="P3"/>
      <text:p text:style-name="P3">.box-header {</text:p>
      <text:p text:style-name="P3"><text:s text:c="4"/>padding: 10px;</text:p>
      <text:p text:style-name="P3"><text:s text:c="4"/>font-size: 20px;</text:p>
      <text:p text:style-name="P3"><text:s text:c="4"/>text-transform: uppercase;</text:p>
      <text:p text:style-name="P3"><text:s text:c="4"/>background: #A5A5E5;</text:p>
      <text:p text:style-name="P3">}</text:p>
      <text:p text:style-name="P3"/>
      <text:p text:style-name="P3">.box-cont {</text:p>
      <text:p text:style-name="P3"><text:s text:c="4"/>border: 1px solid #E0E0E0;</text:p>
      <text:p text:style-name="P3"><text:s text:c="4"/>margin: 10px;</text:p>
      <text:p text:style-name="P3">}</text:p>
      <text:p text:style-name="P3"/>
      <text:p text:style-name="P3">.box {</text:p>
      <text:p text:style-name="P3"><text:s text:c="4"/>padding: 10px 10px 10px 30px;</text:p>
      <text:p text:style-name="P3"><text:s text:c="4"/>background: white;</text:p>
      <text:p text:style-name="P3"><text:s text:c="4"/>display: block;</text:p>
      <text:p text:style-name="P3"><text:s text:c="4"/>overflow: hidden;</text:p>
      <text:p text:style-name="P3">}</text:p>
      <text:p text:style-name="P3"/>
      <text:p text:style-name="P3">.italic {</text:p>
      <text:p text:style-name="P3"><text:s text:c="4"/>font-style: italic;</text:p>
      <text:p text:style-name="P3">}</text:p>
      <text:p text:style-name="P3"/>
      <text:p text:style-name="P3">.oblique {</text:p>
      <text:p text:style-name="P3"><text:s text:c="4"/>font-style: oblique;</text:p>
      <text:p text:style-name="P3">}</text:p>
      <text:p text:style-name="P3"/>
      <text:p text:style-name="P3">.one-third {</text:p>
      <text:p text:style-name="P3"><text:s text:c="4"/>width: calc(30% - 5px);</text:p>
      <text:p text:style-name="P3"><text:s text:c="4"/>float: left;</text:p>
      <text:p text:style-name="P3"><text:s text:c="4"/>padding: 5px;</text:p>
      <text:p text:style-name="P3"><text:s text:c="4"/>min-height: 250px;</text:p>
      <text:p text:style-name="P3"><text:s text:c="4"/>border: 1px solid black;</text:p>
      <text:p text:style-name="P3"><text:s text:c="4"/>background-image: url("img.jpg");</text:p>
      <text:p text:style-name="P3">}</text:p>
      <text:p text:style-name="P3"/>
      <text:p text:style-name="P3">.mylink {</text:p>
      <text:p text:style-name="P3"><text:soft-page-break/><text:s text:c="4"/>color: red;</text:p>
      <text:p text:style-name="P3"><text:s text:c="4"/>text-decoration: none;</text:p>
      <text:p text:style-name="P3">}</text:p>
      <text:p text:style-name="P3"/>
      <text:p text:style-name="P3">.mylink:hover {</text:p>
      <text:p text:style-name="P3"><text:s text:c="4"/>color: blue;</text:p>
      <text:p text:style-name="P3"><text:s text:c="4"/>text-decoration: underline;</text:p>
      <text:p text:style-name="P3"><text:s text:c="4"/>font-style: oblique;</text:p>
      <text:p text:style-name="P3">}</text:p>
      <text:p text:style-name="P3"/>
      <text:p text:style-name="P3">.mylink:visited {</text:p>
      <text:p text:style-name="P3"><text:s text:c="4"/>color: purple;</text:p>
      <text:p text:style-name="P3"><text:s text:c="4"/>text-decoration: none;</text:p>
      <text:p text:style-name="P3"><text:s text:c="4"/>font-style: italic;</text:p>
      <text:p text:style-name="P3">}</text:p>
      <text:p text:style-name="P3"/>
      <text:p text:style-name="P3">.mylink:active {</text:p>
      <text:p text:style-name="P3"><text:s text:c="4"/>color: green;</text:p>
      <text:p text:style-name="P3">}</text:p>
      <text:p text:style-name="P3"/>
      <text:p text:style-name="P3">table {</text:p>
      <text:p text:style-name="P3"><text:s text:c="4"/>border: 0px;</text:p>
      <text:p text:style-name="P3">}</text:p>
      <text:p text:style-name="P3"/>
      <text:p text:style-name="P3">table th,</text:p>
      <text:p text:style-name="P3">table td {</text:p>
      <text:p text:style-name="P3"><text:s text:c="4"/>font-size: 15px !important;</text:p>
      <text:p text:style-name="P3"><text:s text:c="4"/>text-align: center !important;</text:p>
      <text:p text:style-name="P3"><text:s text:c="4"/>border: 0px;</text:p>
      <text:p text:style-name="P3"><text:s text:c="4"/>padding: 5px;</text:p>
      <text:p text:style-name="P3">}</text:p>
      <text:p text:style-name="P3"/>
      <text:p text:style-name="P3">.ntable {</text:p>
      <text:p text:style-name="P3"><text:s text:c="4"/>border: 1px solid black;</text:p>
      <text:p text:style-name="P3"><text:s text:c="4"/>border-collapse: collapse;</text:p>
      <text:p text:style-name="P3">}</text:p>
      <text:p text:style-name="P3"/>
      <text:p text:style-name="P3">.ntable th,</text:p>
      <text:p text:style-name="P3">.ntable td {</text:p>
      <text:p text:style-name="P3"><text:s text:c="4"/>font-size: 15px !important;</text:p>
      <text:p text:style-name="P3"><text:s text:c="4"/>text-align: center !important;</text:p>
      <text:p text:style-name="P3"><text:s text:c="4"/>border: 1px solid black;</text:p>
      <text:p text:style-name="P3"><text:s text:c="4"/>padding: 5px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5)</text:p>
      <text:p text:style-name="P3"/>
      <text:p text:style-name="P6">51.php</text:p>
      <text:p text:style-name="P4"/>
      <text:p text:style-name="P4">&lt;html&gt;</text:p>
      <text:p text:style-name="P4"/>
      <text:p text:style-name="P4">&lt;head&gt;</text:p>
      <text:p text:style-name="P4"><text:s text:c="4"/>&lt;title&gt; PHP Cookie Validation &lt;/title&gt;</text:p>
      <text:p text:style-name="P4"><text:s text:c="4"/>&lt;link href="styles.css" rel="stylesheet" type="text/css"&gt;</text:p>
      <text:p text:style-name="P4">&lt;/head&gt;</text:p>
      <text:p text:style-name="P4">&lt;?php</text:p>
      <text:p text:style-name="P4"><text:s text:c="4"/>if(!isset($_COOKIE["user1"]))</text:p>
      <text:p text:style-name="P4"><text:s text:c="4"/>{</text:p>
      <text:p text:style-name="P4"><text:s text:c="8"/>setcookie("user1","pwd1");</text:p>
      <text:p text:style-name="P4"><text:s text:c="8"/>setcookie("user2","pwd2");</text:p>
      <text:p text:style-name="P4"><text:s text:c="8"/>setcookie("user3","pwd3");</text:p>
      <text:p text:style-name="P4"><text:s text:c="8"/>setcookie("user4","pwd4");</text:p>
      <text:p text:style-name="P4"><text:s text:c="4"/>}</text:p>
      <text:p text:style-name="P4"><text:s text:c="4"/></text:p>
      <text:p text:style-name="P4">?&gt;</text:p>
      <text:p text:style-name="P4"/>
      <text:p text:style-name="P4">&lt;body&gt;</text:p>
      <text:p text:style-name="P4"><text:s text:c="4"/>&lt;div class="container"&gt;</text:p>
      <text:p text:style-name="P4"><text:s text:c="8"/>&lt;div class="box-cont"&gt;</text:p>
      <text:p text:style-name="P4"><text:s text:c="12"/>&lt;div class="box-header" style="text-align:center;"&gt;</text:p>
      <text:p text:style-name="P4"><text:s text:c="16"/>Login</text:p>
      <text:p text:style-name="P4"><text:s text:c="12"/>&lt;/div&gt;</text:p>
      <text:p text:style-name="P4"><text:s text:c="12"/>&lt;div class="box" style="text-align:center"&gt;</text:p>
      <text:p text:style-name="P4"><text:s text:c="16"/>Enter your credentials</text:p>
      <text:p text:style-name="P4"><text:s text:c="16"/>&lt;/br&gt;</text:p>
      <text:p text:style-name="P4"><text:s text:c="16"/>&lt;form action="52.php" method="post"&gt;</text:p>
      <text:p text:style-name="P4"><text:s text:c="20"/>&lt;table style="text-align:center;margin:20px auto"&gt;</text:p>
      <text:p text:style-name="P4"><text:s text:c="24"/>&lt;tr&gt;</text:p>
      <text:p text:style-name="P4"><text:s text:c="28"/>&lt;td&gt;Name:&lt;/td&gt;</text:p>
      <text:p text:style-name="P4"><text:s text:c="28"/>&lt;td&gt;&lt;input type="text" name="name" /&gt;&lt;/td&gt;</text:p>
      <text:p text:style-name="P4"><text:s text:c="24"/>&lt;/tr&gt;</text:p>
      <text:p text:style-name="P4"><text:s text:c="24"/>&lt;tr&gt;</text:p>
      <text:p text:style-name="P4"><text:s text:c="28"/>&lt;td&gt;Password:&lt;/td&gt;</text:p>
      <text:p text:style-name="P4"><text:s text:c="28"/>&lt;td&gt;&lt;input type="password" name="pwd" /&gt;&lt;/td&gt;</text:p>
      <text:p text:style-name="P4"><text:s text:c="24"/>&lt;/tr&gt;</text:p>
      <text:p text:style-name="P4"><text:s text:c="24"/>&lt;tr&gt;</text:p>
      <text:p text:style-name="P4"><text:s text:c="28"/>&lt;td colspan="2"&gt;&lt;input type="submit" value="Submit" /&gt;&lt;/td&gt;</text:p>
      <text:p text:style-name="P4"><text:s text:c="24"/>&lt;/tr&gt;</text:p>
      <text:p text:style-name="P4"><text:s text:c="20"/>&lt;/table&gt;</text:p>
      <text:p text:style-name="P4"><text:s text:c="16"/>&lt;/form&gt;</text:p>
      <text:p text:style-name="P4"><text:s text:c="12"/>&lt;/div&gt;</text:p>
      <text:p text:style-name="P4"><text:s text:c="8"/>&lt;/div&gt;</text:p>
      <text:p text:style-name="P4"><text:s text:c="4"/>&lt;/div&gt;</text:p>
      <text:p text:style-name="P4">&lt;/body&gt;</text:p>
      <text:p text:style-name="P4"/>
      <text:p text:style-name="P4">&lt;/html&gt;</text:p>
      <text:p text:style-name="P4"/>
      <text:p text:style-name="P4">---------------------------------------------------------------------------------------</text:p>
      <text:p text:style-name="P6"><text:soft-page-break/>52.php</text:p>
      <text:p text:style-name="P4"/>
      <text:p text:style-name="P4">&lt;html&gt;</text:p>
      <text:p text:style-name="P4"/>
      <text:p text:style-name="P4">&lt;head&gt;</text:p>
      <text:p text:style-name="P4"><text:s text:c="4"/>&lt;title&gt; PHP Cookie Validation &lt;/title&gt;</text:p>
      <text:p text:style-name="P4"><text:s text:c="4"/>&lt;link href="styles.css" rel="stylesheet" type="text/css" &gt;</text:p>
      <text:p text:style-name="P4">&lt;/head&gt;</text:p>
      <text:p text:style-name="P4"/>
      <text:p text:style-name="P4"/>
      <text:p text:style-name="P4">&lt;body&gt;</text:p>
      <text:p text:style-name="P4"><text:s text:c="4"/>&lt;div class="container"&gt;</text:p>
      <text:p text:style-name="P4"><text:s text:c="8"/>&lt;div class="box-cont"&gt;</text:p>
      <text:p text:style-name="P4"><text:s text:c="12"/>&lt;div class="box-header" style="text-align:center;"&gt;</text:p>
      <text:p text:style-name="P4"><text:s text:c="16"/>Login</text:p>
      <text:p text:style-name="P4"><text:s text:c="12"/>&lt;/div&gt;</text:p>
      <text:p text:style-name="P4"><text:s text:c="12"/>&lt;div class="box" style="text-align:center;"&gt;</text:p>
      <text:p text:style-name="P4"><text:s text:c="12"/>&lt;?php</text:p>
      <text:p text:style-name="P4"><text:s text:c="16"/>$user = $_POST['name'];</text:p>
      <text:p text:style-name="P4"><text:s text:c="16"/>$pwd = $_POST['pwd'];</text:p>
      <text:p text:style-name="P4"><text:s text:c="16"/>if(isset($_COOKIE[$user])){</text:p>
      <text:p text:style-name="P4"><text:s text:c="20"/>if($_COOKIE[$user] == $pwd){</text:p>
      <text:p text:style-name="P4"><text:s text:c="24"/>print "&lt;h2&gt; Welcome $user&lt;/h1&gt;";</text:p>
      <text:p text:style-name="P4"><text:s text:c="20"/>}</text:p>
      <text:p text:style-name="P4"><text:s text:c="20"/>else</text:p>
      <text:p text:style-name="P4"><text:s text:c="24"/>print "&lt;h2&gt; You're not an authenticated user";</text:p>
      <text:p text:style-name="P4"><text:s text:c="16"/>}</text:p>
      <text:p text:style-name="P4"><text:s text:c="16"/>else</text:p>
      <text:p text:style-name="P4"><text:s text:c="20"/>print "&lt;h2&gt; You're not an authenticated user";</text:p>
      <text:p text:style-name="P4"><text:s text:c="16"/></text:p>
      <text:p text:style-name="P4"><text:s text:c="12"/>?&gt;</text:p>
      <text:p text:style-name="P4"><text:s text:c="12"/>&lt;/div&gt;</text:p>
      <text:p text:style-name="P4"><text:s text:c="8"/>&lt;/div&gt;</text:p>
      <text:p text:style-name="P4"><text:s text:c="4"/>&lt;/div&gt;</text:p>
      <text:p text:style-name="P4">&lt;/body&gt;</text:p>
      <text:p text:style-name="P4"/>
      <text:p text:style-name="P4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21:21:25.902112611</meta:creation-date>
    <dc:date>2017-11-17T21:36:50.953388820</dc:date>
    <meta:editing-duration>PT3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2" meta:paragraph-count="450" meta:word-count="992" meta:character-count="10814" meta:non-whitespace-character-count="7606"/>
  </office:meta>
</office:document-meta>
</file>